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formula="of:=561-193" office:value-type="float" office:value="368" calcext:value-type="float">
            <text:p>368</text:p>
          </table:table-cell>
          <table:table-cell table:formula="of:=[.D3]/10"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2-02-21" calcext:value-type="date">
            <text:p>02/21/22</text:p>
          </table:table-cell>
          <table:table-cell office:value-type="float" office:value="193" calcext:value-type="float">
            <text:p>193</text:p>
          </table:table-cell>
          <table:table-cell table:formula="of:=[.D6]+[.F3]" office:value-type="float" office:value="230" calcext:value-type="float">
            <text:p>23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2-02-22" calcext:value-type="date">
            <text:p>02/22/22</text:p>
          </table:table-cell>
          <table:table-cell table:formula="of:=[.E6]+1" office:value-type="float" office:value="231" calcext:value-type="float">
            <text:p>231</text:p>
          </table:table-cell>
          <table:table-cell table:formula="of:=[.D7]+[.$F$3]" office:value-type="float" office:value="268" calcext:value-type="float">
            <text:p>26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2-02-23" calcext:value-type="date">
            <text:p>02/23/22</text:p>
          </table:table-cell>
          <table:table-cell table:formula="of:=[.E7]+1" office:value-type="float" office:value="269" calcext:value-type="float">
            <text:p>269</text:p>
          </table:table-cell>
          <table:table-cell table:formula="of:=[.D8]+[.$F$3]" office:value-type="float" office:value="306" calcext:value-type="float">
            <text:p>30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2-02-24" calcext:value-type="date">
            <text:p>02/24/22</text:p>
          </table:table-cell>
          <table:table-cell table:formula="of:=[.E8]+1" office:value-type="float" office:value="307" calcext:value-type="float">
            <text:p>307</text:p>
          </table:table-cell>
          <table:table-cell table:formula="of:=[.D9]+[.$F$3]" office:value-type="float" office:value="344" calcext:value-type="float">
            <text:p>34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2-02-25" calcext:value-type="date">
            <text:p>02/25/22</text:p>
          </table:table-cell>
          <table:table-cell table:formula="of:=[.E9]+1" office:value-type="float" office:value="345" calcext:value-type="float">
            <text:p>345</text:p>
          </table:table-cell>
          <table:table-cell table:formula="of:=[.D10]+[.$F$3]" office:value-type="float" office:value="382" calcext:value-type="float">
            <text:p>38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2-02-26" calcext:value-type="date">
            <text:p>02/26/22</text:p>
          </table:table-cell>
          <table:table-cell table:formula="of:=[.E10]+1" office:value-type="float" office:value="383" calcext:value-type="float">
            <text:p>383</text:p>
          </table:table-cell>
          <table:table-cell table:formula="of:=[.D11]+[.$F$3]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2-02-27" calcext:value-type="date">
            <text:p>02/27/22</text:p>
          </table:table-cell>
          <table:table-cell table:formula="of:=[.E11]+1" office:value-type="float" office:value="421" calcext:value-type="float">
            <text:p>421</text:p>
          </table:table-cell>
          <table:table-cell table:formula="of:=[.D12]+[.$F$3]" office:value-type="float" office:value="458" calcext:value-type="float">
            <text:p>45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2-02-28" calcext:value-type="date">
            <text:p>02/28/22</text:p>
          </table:table-cell>
          <table:table-cell table:formula="of:=[.E12]+1" office:value-type="float" office:value="459" calcext:value-type="float">
            <text:p>459</text:p>
          </table:table-cell>
          <table:table-cell table:formula="of:=[.D13]+[.$F$3]" office:value-type="float" office:value="496" calcext:value-type="float">
            <text:p>49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2-03-01" calcext:value-type="date">
            <text:p>03/01/22</text:p>
          </table:table-cell>
          <table:table-cell table:formula="of:=[.E13]+1" office:value-type="float" office:value="497" calcext:value-type="float">
            <text:p>497</text:p>
          </table:table-cell>
          <table:table-cell table:formula="of:=[.D14]+[.$F$3]" office:value-type="float" office:value="534" calcext:value-type="float">
            <text:p>53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2-03-02" calcext:value-type="date">
            <text:p>03/02/22</text:p>
          </table:table-cell>
          <table:table-cell table:formula="of:=[.E14]+1" office:value-type="float" office:value="535" calcext:value-type="float">
            <text:p>535</text:p>
          </table:table-cell>
          <table:table-cell office:value-type="float" office:value="561" calcext:value-type="float">
            <text:p>5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9:05:31.366585249</meta:creation-date>
    <dc:date>2022-02-21T19:09:10.457577278</dc:date>
    <meta:editing-duration>PT3M39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